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 style:list-style-name="L1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weight="normal" style:font-weight-asian="normal" style:font-weight-complex="normal"/>
    </style:style>
    <style:style style:name="P18" style:family="paragraph" style:parent-style-name="Standard" style:list-style-name="L3">
      <style:text-properties fo:font-weight="normal" style:font-weight-asian="normal" style:font-weight-complex="normal"/>
    </style:style>
    <style:style style:name="P1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6831335930194901460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3276789473851786722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1398680384997192020" text:style-name="L3">
        <text:list-item>
          <text:list>
            <text:list-header>
              <text:p text:style-name="P18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14"><text:soft-page-break/>Sat <text:s/>5/7/16: <text:span text:style-name="T1">3 miles</text:span></text:p>
      <text:p text:style-name="P14">I ran 3 miles on hilly roads at about 10:00mile.</text:p>
      <text:p text:style-name="P14"/>
      <text:p text:style-name="P14">Sun 5/8/16: <text:span text:style-name="T1">4 miles</text:span></text:p>
      <text:p text:style-name="P14">I walked 1.5 miles on a trail in the woods. <text:s/>A few hours later, 2.5 mile run on hilly roads at 9:43/mi.<text:span text:style-name="T1"> </text:span></text:p>
      <text:p text:style-name="P15"/>
      <text:p text:style-name="P14">Mon 5/9/16:<text:span text:style-name="T1"> 5.5 miles</text:span></text:p>
      <text:p text:style-name="P14">½ mile warmup on roads</text:p>
      <text:p text:style-name="P14">On indoor track: ½ mile in 4:41</text:p>
      <text:p text:style-name="P14">rest 3 minutes</text:p>
      <text:p text:style-name="P14">On treadmill: <text:s/>4 miles at 9:00/mi</text:p>
      <text:p text:style-name="P14">½ mile warmdown</text:p>
      <text:p text:style-name="P14"/>
      <text:p text:style-name="P14">Tues 5/10/16: <text:span text:style-name="T1">4 miles</text:span></text:p>
      <text:p text:style-name="P14">I ran 4 miles on a treadmill at 10:00/mi.</text:p>
      <text:p text:style-name="P14">My pulse at the end of each mile during the 4 mile run was:</text:p>
      <text:p text:style-name="P14">mile 1 <text:s/>113</text:p>
      <text:p text:style-name="P14">mile 2 <text:s/>119</text:p>
      <text:p text:style-name="P14">mile 3 <text:s/>120</text:p>
      <text:p text:style-name="P14">mile 4 <text:s/>119</text:p>
      <text:p text:style-name="P14"/>
      <text:p text:style-name="P14">Wed 5/11/16: <text:span text:style-name="T1">3 miles</text:span></text:p>
      <text:p text:style-name="P14">I ran 3 miles on hilly roads at about 10:00/mi.</text:p>
      <text:p text:style-name="P14"/>
      <text:p text:style-name="P14">Thur 5/12/16:<text:span text:style-name="T1"> 2 miles</text:span></text:p>
      <text:p text:style-name="P14">I ran on the outdoor track. The first mile was in 9:47. The second mile I walked for a minute at the beginning of the mile and another minute halfway through. <text:s/>Time <text:s/>10:52.<text:span text:style-name="T1"> </text:span></text:p>
      <text:p text:style-name="P15"/>
      <text:p text:style-name="P14">Fri 5/13/16:<text:span text:style-name="T1"> 1 mile</text:span></text:p>
      <text:p text:style-name="P14">I ran 1 mile on roads in about 9:00 before driving to Webster NY.</text:p>
      <text:p text:style-name="P14"/>
      <text:p text:style-name="P15"><text:s/>miles in the last week 22.5</text:p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2">Sat 5/14/16:</text:span> 54.6 miles</text:p>
      <text:p text:style-name="P14">I ran in the Mind the Ducks 12 hour run and covered 54.6 miles in 11:52:12. <text:s/>I was 26<text:span text:style-name="T3">th</text:span> out of 146 runners and am really happy with the result. A few times during the run there was rain and high winds. <text:s/>Near the 40 mile point a big canopy on tall poles and no sides was picked up by the wind and blown right at me. I had to step off the path and onto a long grassy slope down towards a pond. <text:s/>I couldn't stop myself from heading toward the pond and ended up body down in the reeds and smelly mud at the water's edge. <text:s/>A few runners came off the trail to help me up. Luckily I wasn't hurt and could keep running. <text:s/>I like running on a small loop because it gives runners a chance to see other runners quite a few times when they can talk and make friends. </text:p>
      <text:p text:style-name="P14"/>
      <text:p text:style-name="P14">Mary Jane gave me excellent support as usual. <text:s/>Runners were very friendly and encouraged each other. <text:s/>The race officials and aid station crew were great. <text:s/>Many thanks to race director Gil Robs and his team. </text:p>
      <text:p text:style-name="P14"/>
      <text:p text:style-name="P14">Sun 5/15/16: <text:span text:style-name="T1">1 mile</text:span></text:p>
      <text:p text:style-name="P14">I ran 1 mile in about 12 minutes. <text:s/>My legs aren't too stiff just tired.</text:p>
      <text:p text:style-name="P14"/>
      <text:p text:style-name="P14">Mon 5/16/16: <text:span text:style-name="T1">4 miles</text:span></text:p>
      <text:p text:style-name="P14">I walked and ran 3 miles alternating walking and running every ¼ mile. <text:s/>The average pace was 12:08/mile. Then I walked a mile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16T17:14:28.14</dc:date>
    <dc:creator>James Lombardi</dc:creator>
    <meta:editing-duration>PT23H8M48S</meta:editing-duration>
    <meta:editing-cycles>121</meta:editing-cycles>
    <meta:document-statistic meta:table-count="0" meta:image-count="0" meta:object-count="0" meta:page-count="13" meta:paragraph-count="388" meta:word-count="4262" meta:character-count="21549"/>
  </office:meta>
</office:document-meta>
</file>